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Ammassalik">
            <text:p>Ammassalik</text:p>
          </table:table-cell>
          <table:table-cell office:value-type="string" office:value="radiocarbon">
            <text:p>radiocarbon</text:p>
          </table:table-cell>
          <table:table-cell office:value-type="string" office:value="SUERC-9424">
            <text:p>SUERC-9424</text:p>
          </table:table-cell>
          <table:table-cell office:value-type="float" office:value="65.736">
            <text:p>65.736</text:p>
          </table:table-cell>
          <table:table-cell office:value-type="float" office:value="-37.267">
            <text:p>-37.267</text:p>
          </table:table-cell>
          <table:table-cell office:value-type="float" office:value="7594.0">
            <text:p>7594.0</text:p>
          </table:table-cell>
          <table:table-cell office:value-type="float" office:value="53.0">
            <text:p>53.0</text:p>
          </table:table-cell>
          <table:table-cell office:value-type="string" office:value="gytjja">
            <text:p>gytj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.85">
            <text:p>9.85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LongEtal2008,LongEtal2011">
            <text:p>LongEtal2008,LongEtal2011</text:p>
          </table:table-cell>
        </table:table-row>
        <table:table-row>
          <table:table-cell office:value-type="string" office:value="Ammassalik">
            <text:p>Ammassalik</text:p>
          </table:table-cell>
          <table:table-cell office:value-type="string" office:value="radiocarbon">
            <text:p>radiocarbon</text:p>
          </table:table-cell>
          <table:table-cell office:value-type="string" office:value="SUERC-9425">
            <text:p>SUERC-9425</text:p>
          </table:table-cell>
          <table:table-cell office:value-type="float" office:value="65.727">
            <text:p>65.727</text:p>
          </table:table-cell>
          <table:table-cell office:value-type="float" office:value="-37.295">
            <text:p>-37.295</text:p>
          </table:table-cell>
          <table:table-cell office:value-type="float" office:value="8523.0">
            <text:p>8523.0</text:p>
          </table:table-cell>
          <table:table-cell office:value-type="float" office:value="67.0">
            <text:p>67.0</text:p>
          </table:table-cell>
          <table:table-cell office:value-type="string" office:value="gytjja">
            <text:p>gytj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1.13">
            <text:p>21.13</text:p>
          </table:table-cell>
          <table:table-cell office:value-type="float" office:value="0.64">
            <text:p>0.64</text:p>
          </table:table-cell>
          <table:table-cell office:value-type="float" office:value="0.64">
            <text:p>0.64</text:p>
          </table:table-cell>
          <table:table-cell office:value-type="string" office:value="LongEtal2008,LongEtal2011">
            <text:p>LongEtal2008,LongEtal2011</text:p>
          </table:table-cell>
        </table:table-row>
        <table:table-row>
          <table:table-cell office:value-type="string" office:value="Ammassalik">
            <text:p>Ammassalik</text:p>
          </table:table-cell>
          <table:table-cell office:value-type="string" office:value="radiocarbon">
            <text:p>radiocarbon</text:p>
          </table:table-cell>
          <table:table-cell office:value-type="string" office:value="SUERC-9426">
            <text:p>SUERC-9426</text:p>
          </table:table-cell>
          <table:table-cell office:value-type="float" office:value="65.757">
            <text:p>65.757</text:p>
          </table:table-cell>
          <table:table-cell office:value-type="float" office:value="-37.269">
            <text:p>-37.269</text:p>
          </table:table-cell>
          <table:table-cell office:value-type="float" office:value="9376.0">
            <text:p>9376.0</text:p>
          </table:table-cell>
          <table:table-cell office:value-type="float" office:value="65.0">
            <text:p>65.0</text:p>
          </table:table-cell>
          <table:table-cell office:value-type="string" office:value="gytjja">
            <text:p>gytj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3.0">
            <text:p>9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ongEtal2008,LongEtal2011">
            <text:p>LongEtal2008,LongEtal2011</text:p>
          </table:table-cell>
        </table:table-row>
        <table:table-row>
          <table:table-cell office:value-type="string" office:value="Ammassalik">
            <text:p>Ammassalik</text:p>
          </table:table-cell>
          <table:table-cell office:value-type="string" office:value="radiocarbon">
            <text:p>radiocarbon</text:p>
          </table:table-cell>
          <table:table-cell office:value-type="string" office:value="SUERC-9428">
            <text:p>SUERC-9428</text:p>
          </table:table-cell>
          <table:table-cell office:value-type="float" office:value="65.755">
            <text:p>65.755</text:p>
          </table:table-cell>
          <table:table-cell office:value-type="float" office:value="-37.273">
            <text:p>-37.273</text:p>
          </table:table-cell>
          <table:table-cell office:value-type="float" office:value="9659.0">
            <text:p>9659.0</text:p>
          </table:table-cell>
          <table:table-cell office:value-type="float" office:value="67.0">
            <text:p>67.0</text:p>
          </table:table-cell>
          <table:table-cell office:value-type="string" office:value="gytjja">
            <text:p>gytj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97.0">
            <text:p>97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LongEtal2008,LongEtal2011">
            <text:p>LongEtal2008,LongEtal2011</text:p>
          </table:table-cell>
        </table:table-row>
        <table:table-row>
          <table:table-cell office:value-type="string" office:value="Ammassalik">
            <text:p>Ammassalik</text:p>
          </table:table-cell>
          <table:table-cell office:value-type="string" office:value="radiocarbon">
            <text:p>radiocarbon</text:p>
          </table:table-cell>
          <table:table-cell office:value-type="string" office:value="SUERC-9421">
            <text:p>SUERC-9421</text:p>
          </table:table-cell>
          <table:table-cell office:value-type="float" office:value="65.728">
            <text:p>65.728</text:p>
          </table:table-cell>
          <table:table-cell office:value-type="float" office:value="-37.285">
            <text:p>-37.285</text:p>
          </table:table-cell>
          <table:table-cell office:value-type="float" office:value="7202.0">
            <text:p>7202.0</text:p>
          </table:table-cell>
          <table:table-cell office:value-type="float" office:value="51.0">
            <text:p>51.0</text:p>
          </table:table-cell>
          <table:table-cell office:value-type="string" office:value="gytjja">
            <text:p>gytj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5.65">
            <text:p>5.65</text:p>
          </table:table-cell>
          <table:table-cell office:value-type="float" office:value="0.34">
            <text:p>0.34</text:p>
          </table:table-cell>
          <table:table-cell office:value-type="float" office:value="0.34">
            <text:p>0.34</text:p>
          </table:table-cell>
          <table:table-cell office:value-type="string" office:value="LongEtal2008,LongEtal2011">
            <text:p>LongEtal2008,LongEtal2011</text:p>
          </table:table-cell>
        </table:table-row>
        <table:table-row>
          <table:table-cell office:value-type="string" office:value="Ammassalik">
            <text:p>Ammassalik</text:p>
          </table:table-cell>
          <table:table-cell office:value-type="string" office:value="radiocarbon">
            <text:p>radiocarbon</text:p>
          </table:table-cell>
          <table:table-cell office:value-type="string" office:value="SUERC-9420">
            <text:p>SUERC-9420</text:p>
          </table:table-cell>
          <table:table-cell office:value-type="float" office:value="65.727">
            <text:p>65.727</text:p>
          </table:table-cell>
          <table:table-cell office:value-type="float" office:value="-37.278">
            <text:p>-37.278</text:p>
          </table:table-cell>
          <table:table-cell office:value-type="float" office:value="5868.0">
            <text:p>5868.0</text:p>
          </table:table-cell>
          <table:table-cell office:value-type="float" office:value="46.0">
            <text:p>46.0</text:p>
          </table:table-cell>
          <table:table-cell office:value-type="string" office:value="gytjja">
            <text:p>gytj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25">
            <text:p>1.25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LongEtal2008,LongEtal2011">
            <text:p>LongEtal2008,LongEtal20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